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" style:family="text">
      <style:text-properties fo:font-size="10.00pt" fo:font-weight="normal" fo:font-family="'JetBrains Mono'" style:font-family-asian="'JetBrains Mono'" style:font-family-complex="'JetBrains Mono'" fo:background-color="transparent" fo:color="#bbb529"/>
    </style:style>
    <style:style style:name="T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9" style:family="text">
      <style:text-properties fo:font-size="10.00pt" fo:font-weight="normal" fo:font-family="'JetBrains Mono'" style:font-family-asian="'JetBrains Mono'" style:font-family-complex="'JetBrains Mono'" fo:background-color="transparent" fo:color="#bbb529"/>
    </style:style>
    <style:style style:name="T1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3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1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5" style:family="text">
      <style:text-properties fo:font-size="10.00pt" fo:font-weight="normal" fo:font-family="'JetBrains Mono'" style:font-family-asian="'JetBrains Mono'" style:font-family-complex="'JetBrains Mono'" fo:background-color="transparent" fo:color="#a9b7c6" fo:font-style="italic"/>
    </style:style>
    <style:style style:name="T1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5" style:family="text">
      <style:text-properties fo:font-size="10.00pt" fo:font-weight="normal" fo:font-family="'JetBrains Mono'" style:font-family-asian="'JetBrains Mono'" style:font-family-complex="'JetBrains Mono'" fo:background-color="transparent" fo:color="#bbb529"/>
    </style:style>
    <style:style style:name="T2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0" style:family="text">
      <style:text-properties fo:font-size="10.00pt" fo:font-weight="normal" fo:font-family="'JetBrains Mono'" style:font-family-asian="'JetBrains Mono'" style:font-family-complex="'JetBrains Mono'" fo:background-color="transparent" fo:color="#bbb529"/>
    </style:style>
    <style:style style:name="T3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6" style:family="text">
      <style:text-properties fo:font-size="10.00pt" fo:font-weight="normal" fo:font-family="'JetBrains Mono'" style:font-family-asian="'JetBrains Mono'" style:font-family-complex="'JetBrains Mono'" fo:background-color="transparent" fo:color="#bbb529"/>
    </style:style>
    <style:style style:name="T3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9" style:family="text">
      <style:text-properties fo:font-size="10.00pt" fo:font-weight="normal" fo:font-family="'JetBrains Mono'" style:font-family-asian="'JetBrains Mono'" style:font-family-complex="'JetBrains Mono'" fo:background-color="transparent" fo:color="#bbb529"/>
    </style:style>
    <style:style style:name="T4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1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4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4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0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2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6" style:family="text">
      <style:text-properties fo:font-size="10.00pt" fo:font-weight="normal" fo:font-family="'JetBrains Mono'" style:font-family-asian="'JetBrains Mono'" style:font-family-complex="'JetBrains Mono'" fo:background-color="transparent" fo:color="#bbb529"/>
    </style:style>
    <style:style style:name="T6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2" style:family="text">
      <style:text-properties fo:font-size="10.00pt" fo:font-weight="normal" fo:font-family="'JetBrains Mono'" style:font-family-asian="'JetBrains Mono'" style:font-family-complex="'JetBrains Mono'" fo:background-color="transparent" fo:color="#bbb529"/>
    </style:style>
    <style:style style:name="T7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5" style:family="text">
      <style:text-properties fo:font-size="10.00pt" fo:font-weight="normal" fo:font-family="'JetBrains Mono'" style:font-family-asian="'JetBrains Mono'" style:font-family-complex="'JetBrains Mono'" fo:background-color="transparent" fo:color="#bbb529"/>
    </style:style>
    <style:style style:name="T7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7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7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9" style:family="text">
      <style:text-properties fo:font-size="10.00pt" fo:font-weight="normal" fo:font-family="'JetBrains Mono'" style:font-family-asian="'JetBrains Mono'" style:font-family-complex="'JetBrains Mono'" fo:background-color="transparent" fo:color="#bbb529"/>
    </style:style>
    <style:style style:name="T8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1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8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5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8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8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8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9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91" style:family="text">
      <style:text-properties fo:font-size="10.00pt" fo:font-weight="normal" fo:font-family="'JetBrains Mono'" style:font-family-asian="'JetBrains Mono'" style:font-family-complex="'JetBrains Mono'" fo:background-color="transparent" fo:color="#bbb529"/>
    </style:style>
    <style:style style:name="T9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9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9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9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9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97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9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9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00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0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0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0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04" style:family="text">
      <style:text-properties fo:font-size="10.00pt" fo:font-weight="normal" fo:font-family="'JetBrains Mono'" style:font-family-asian="'JetBrains Mono'" style:font-family-complex="'JetBrains Mono'" fo:background-color="transparent" fo:color="#808080"/>
    </style:style>
    <style:style style:name="T105" style:family="text">
      <style:text-properties fo:font-size="10.00pt" fo:font-weight="normal" fo:font-family="'JetBrains Mono'" style:font-family-asian="'JetBrains Mono'" style:font-family-complex="'JetBrains Mono'" fo:background-color="transparent" fo:color="#bbb529"/>
    </style:style>
    <style:style style:name="T10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0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0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0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1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11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11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13" style:family="text">
      <style:text-properties fo:font-size="10.00pt" fo:font-weight="normal" fo:font-family="'JetBrains Mono'" style:font-family-asian="'JetBrains Mono'" style:font-family-complex="'JetBrains Mono'" fo:background-color="transparent" fo:color="#bbb529"/>
    </style:style>
    <style:style style:name="T11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15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11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17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1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1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2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21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12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23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2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2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26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2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2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29" style:family="text">
      <style:text-properties fo:font-size="10.00pt" fo:font-weight="normal" fo:font-family="'JetBrains Mono'" style:font-family-asian="'JetBrains Mono'" style:font-family-complex="'JetBrains Mono'" fo:background-color="transparent" fo:color="#bbb529"/>
    </style:style>
    <style:style style:name="T13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31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3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3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3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35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13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37" style:family="text">
      <style:text-properties fo:font-size="10.00pt" fo:font-weight="normal" fo:font-family="'JetBrains Mono'" style:font-family-asian="'JetBrains Mono'" style:font-family-complex="'JetBrains Mono'" fo:background-color="transparent" fo:color="#bbb529"/>
    </style:style>
    <style:style style:name="T13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39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4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4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42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4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4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4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4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4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5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51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5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5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54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5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5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57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15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5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60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6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6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6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64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16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6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6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68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6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7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7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7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7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74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17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7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77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7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7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8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81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18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8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8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85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8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8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8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0.00pt" fo:font-weight="normal" fo:font-family="Calibri" style:font-family-asian="Calibri" style:font-family-complex="Calibri" fo:background-color="transparent" fo:color="#a9b7c6"/>
    </style:style>
    <style:style style:name="T191" style:family="text">
      <style:text-properties fo:font-size="10.00pt" fo:font-weight="normal" fo:font-family="'JetBrains Mono'" style:font-family-asian="'JetBrains Mono'" style:font-family-complex="'JetBrains Mono'" fo:background-color="transparent" fo:color="#808080"/>
    </style:style>
    <style:style style:name="T19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93" style:family="text">
      <style:text-properties fo:font-size="10.00pt" fo:font-weight="normal" fo:font-family="'JetBrains Mono'" style:font-family-asian="'JetBrains Mono'" style:font-family-complex="'JetBrains Mono'" fo:background-color="transparent" fo:color="#808080"/>
    </style:style>
    <style:style style:name="T194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9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96" style:family="text">
      <style:text-properties fo:font-size="10.00pt" fo:font-weight="normal" fo:font-family="'JetBrains Mono'" style:font-family-asian="'JetBrains Mono'" style:font-family-complex="'JetBrains Mono'" fo:background-color="transparent" fo:color="#808080"/>
    </style:style>
    <style:style style:name="T19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9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99" style:family="text">
      <style:text-properties fo:font-size="10.00pt" fo:font-weight="normal" fo:font-family="'JetBrains Mono'" style:font-family-asian="'JetBrains Mono'" style:font-family-complex="'JetBrains Mono'" fo:background-color="transparent" fo:color="#808080"/>
    </style:style>
    <style:style style:name="T20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0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02" style:family="text">
      <style:text-properties fo:font-size="10.00pt" fo:font-weight="normal" fo:font-family="'JetBrains Mono'" style:font-family-asian="'JetBrains Mono'" style:font-family-complex="'JetBrains Mono'" fo:background-color="transparent" fo:color="#808080"/>
    </style:style>
    <style:style style:name="T20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06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0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08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09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10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11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12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13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14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15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16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17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18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19" style:family="text">
      <style:text-properties fo:font-size="10.00pt" fo:font-weight="normal" style:text-underline-mode="continuous" style:text-underline-type="single" style:text-underline-style="solid" style:text-underline-width="normal" fo:font-family="'JetBrains Mono'" style:font-family-asian="'JetBrains Mono'" style:font-family-complex="'JetBrains Mono'" fo:background-color="transparent" fo:color="#6a8759"/>
    </style:style>
    <style:style style:name="T22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21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2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23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2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25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2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27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2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29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30" style:family="text">
      <style:text-properties fo:font-size="10.00pt" fo:font-weight="normal" fo:font-family="'JetBrains Mono'" style:font-family-asian="'JetBrains Mono'" style:font-family-complex="'JetBrains Mono'" fo:background-color="transparent" fo:color="#808080"/>
    </style:style>
    <style:style style:name="T231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3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33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3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35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3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37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3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39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4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41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4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43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4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45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4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47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4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49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5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51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5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53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5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55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5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57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5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59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6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61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6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63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6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65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6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67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6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69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7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71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7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73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7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75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7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77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7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79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8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81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8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83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8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85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8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87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8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89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9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91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9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93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9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95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9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97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9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99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30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01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30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03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30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05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30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07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30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09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31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11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ackage<text:s/></text:span><text:span text:style-name="T2">com.SpringbootJdbcTemplate.jdbc</text:span><text:span text:style-name="T3">;<text:line-break/><text:line-break/>import<text:s/></text:span><text:span text:style-name="T4">org.springframework.boot.SpringApplication</text:span><text:span text:style-name="T5">;<text:line-break/>import<text:s/></text:span><text:span text:style-name="T6">org.springframework.boot.autoconfigure.</text:span><text:span text:style-name="T7">SpringBootApplication</text:span><text:span text:style-name="T8">;<text:line-break/><text:line-break/></text:span><text:span text:style-name="T9">@SpringBootApplication<text:line-break/></text:span><text:span text:style-name="T10">public class<text:s/></text:span><text:span text:style-name="T11">JdbcApplication {<text:line-break/><text:line-break/><text:tab/></text:span><text:span text:style-name="T12">public static void<text:s/></text:span><text:span text:style-name="T13">main</text:span><text:span text:style-name="T14">(String[] args) {<text:line-break/><text:tab/><text:tab/>SpringApplication.</text:span><text:span text:style-name="T15">run</text:span><text:span text:style-name="T16">(JdbcApplication.</text:span><text:span text:style-name="T17">class,<text:s/></text:span><text:span text:style-name="T18">args)</text:span><text:span text:style-name="T19">;<text:line-break/><text:tab/></text:span><text:span text:style-name="T20">}<text:line-break/><text:line-break/>}<text:line-break/><text:line-break/><text:line-break/></text:span></text:p>
      <text:p text:style-name="P1"><text:span text:style-name="T21">package<text:s/></text:span><text:span text:style-name="T22">com.SpringbootJdbcTemplate.jdbc</text:span><text:span text:style-name="T23">;<text:line-break/><text:line-break/>import<text:s/></text:span><text:span text:style-name="T24">org.springframework.beans.factory.annotation.</text:span><text:span text:style-name="T25">Autowired</text:span><text:span text:style-name="T26">;<text:line-break/>import<text:s/></text:span><text:span text:style-name="T27">org.springframework.jdbc.core.JdbcTemplate</text:span><text:span text:style-name="T28">;<text:line-break/>import<text:s/></text:span><text:span text:style-name="T29">org.springframework.stereotype.</text:span><text:span text:style-name="T30">Repository</text:span><text:span text:style-name="T31">;<text:line-break/><text:line-break/>import<text:s/></text:span><text:span text:style-name="T32">java.util.ArrayList</text:span><text:span text:style-name="T33">;<text:line-break/>import<text:s/></text:span><text:span text:style-name="T34">java.util.List</text:span><text:span text:style-name="T35">;<text:line-break/><text:line-break/></text:span><text:span text:style-name="T36">@Repository<text:line-break/></text:span><text:span text:style-name="T37">public class<text:s/></text:span><text:span text:style-name="T38">Demo {<text:line-break/><text:s text:c="4"/></text:span><text:span text:style-name="T39">@Autowired<text:line-break/><text:s text:c="4"/></text:span><text:span text:style-name="T40">JdbcTemplate<text:s/></text:span><text:span text:style-name="T41">jdbcTemplate</text:span><text:span text:style-name="T42">;<text:line-break/><text:line-break/><text:s text:c="4"/>public<text:s/></text:span><text:span text:style-name="T43">List&lt;String&gt;<text:s/></text:span><text:span text:style-name="T44">getallStudentnames</text:span><text:span text:style-name="T45">(){<text:line-break/><text:s text:c="8"/>List&lt;String&gt; names=</text:span><text:span text:style-name="T46">new<text:s/></text:span><text:span text:style-name="T47">ArrayList&lt;&gt;()</text:span><text:span text:style-name="T48">;<text:line-break/><text:s text:c="8"/></text:span><text:span text:style-name="T49">names.addAll(</text:span><text:span text:style-name="T50">jdbcTemplate</text:span><text:span text:style-name="T51">.queryForList(</text:span><text:span text:style-name="T52">"select name from student1"</text:span><text:span text:style-name="T53">,</text:span><text:span text:style-name="T54">String.</text:span><text:span text:style-name="T55">class</text:span><text:span text:style-name="T56">))</text:span><text:span text:style-name="T57">;<text:line-break/><text:line-break/><text:s text:c="8"/>return<text:s/></text:span><text:span text:style-name="T58">names</text:span><text:span text:style-name="T59">;<text:line-break/><text:s text:c="4"/></text:span><text:span text:style-name="T60">}<text:line-break/>}<text:line-break/></text:span></text:p>
      <text:p text:style-name="P2"><text:span text:style-name="T61">controller</text:span></text:p>
      <text:p text:style-name="P2"><text:span text:style-name="T61"/></text:p>
      <text:p text:style-name="P3"><text:span text:style-name="T62">package<text:s/></text:span><text:span text:style-name="T63">com.SpringbootJdbcTemplate.jdbc</text:span><text:span text:style-name="T64">;<text:line-break/><text:line-break/>import<text:s/></text:span><text:span text:style-name="T65">org.springframework.beans.factory.annotation.</text:span><text:span text:style-name="T66">Autowired</text:span><text:span text:style-name="T67">;<text:line-break/>import<text:s/></text:span><text:span text:style-name="T68">org.springframework.web.bind.annotation.*</text:span><text:span text:style-name="T69">;<text:line-break/><text:line-break/>import<text:s/></text:span><text:span text:style-name="T70">java.util.List</text:span><text:span text:style-name="T71">;<text:line-break/><text:line-break/></text:span><text:span text:style-name="T72">@RestController<text:line-break/></text:span><text:span text:style-name="T73">public class<text:s/></text:span><text:span text:style-name="T74">Controller {<text:line-break/><text:s text:c="4"/></text:span><text:span text:style-name="T75">@Autowired<text:line-break/><text:s text:c="4"/></text:span><text:span text:style-name="T76">Demo<text:s/></text:span><text:span text:style-name="T77">demo</text:span><text:span text:style-name="T78">;<text:line-break/><text:s text:c="4"/></text:span><text:span text:style-name="T79">@GetMapping</text:span><text:span text:style-name="T80">(value =</text:span><text:span text:style-name="T81">"/studentname"</text:span><text:span text:style-name="T82">)<text:line-break/><text:s text:c="4"/></text:span><text:span text:style-name="T83">public<text:s/></text:span><text:span text:style-name="T84">String<text:s/></text:span><text:span text:style-name="T85">studentname</text:span><text:span text:style-name="T86">() {<text:line-break/><text:s text:c="8"/></text:span><text:span text:style-name="T87">return<text:s/></text:span><text:span text:style-name="T88">"studentname"</text:span><text:span text:style-name="T89">;<text:line-break/><text:s text:c="4"/></text:span><text:span text:style-name="T90">}<text:line-break/><text:s text:c="8"/></text:span><text:span text:style-name="T91">@GetMapping</text:span><text:span text:style-name="T92">(value =<text:s/></text:span><text:span text:style-name="T93">"/studentnames"</text:span><text:span text:style-name="T94">)<text:line-break/><text:s text:c="8"/></text:span><text:span text:style-name="T95">public<text:s/></text:span><text:span text:style-name="T96">List&lt;String&gt;<text:s/></text:span><text:span text:style-name="T97">studentnames</text:span><text:span text:style-name="T98">() {<text:line-break/><text:s text:c="8"/></text:span><text:span text:style-name="T99">return<text:s/></text:span><text:span text:style-name="T100">demo</text:span><text:span text:style-name="T101">.getallStudentnames()</text:span><text:span text:style-name="T102">;<text:line-break/><text:line-break/><text:line-break/><text:s text:c="4"/></text:span><text:span text:style-name="T103">}<text:line-break/><text:line-break/><text:s text:c="4"/></text:span><text:span text:style-name="T104">//username,password<text:line-break/><text:s text:c="4"/>//username and password is inside the database<text:line-break/><text:line-break/><text:s text:c="4"/></text:span><text:span text:style-name="T105">@PostMapping</text:span><text:span text:style-name="T106">(value=</text:span><text:span text:style-name="T107">"/login"</text:span><text:span text:style-name="T108">)<text:line-break/><text:s text:c="4"/></text:span><text:span text:style-name="T109">public<text:s/></text:span><text:span text:style-name="T110">String<text:s/></text:span><text:span text:style-name="T111">Login</text:span><text:span text:style-name="T112">(</text:span><text:span text:style-name="T113">@RequestBody<text:s/></text:span><text:span text:style-name="T114">Login login){<text:line-break/><text:s text:c="8"/>System.</text:span><text:span text:style-name="T115">out</text:span><text:span text:style-name="T116">.println(login.</text:span><text:span text:style-name="T117">username</text:span><text:span text:style-name="T118">)</text:span><text:span text:style-name="T119">;<text:line-break/><text:s text:c="8"/></text:span><text:span text:style-name="T120">System.</text:span><text:span text:style-name="T121">out</text:span><text:span text:style-name="T122">.println(login.</text:span><text:span text:style-name="T123">password</text:span><text:span text:style-name="T124">)</text:span><text:span text:style-name="T125">;<text:line-break/><text:s text:c="8"/>return<text:s/></text:span><text:span text:style-name="T126">"login is done"</text:span><text:span text:style-name="T127">;<text:line-break/><text:s text:c="4"/></text:span><text:span text:style-name="T128">}<text:line-break/><text:line-break/><text:s text:c="4"/></text:span><text:span text:style-name="T129">@GetMapping</text:span><text:span text:style-name="T130">(value=</text:span><text:span text:style-name="T131">"params"</text:span><text:span text:style-name="T132">)<text:line-break/><text:s text:c="4"/></text:span><text:span text:style-name="T133">public<text:s/></text:span><text:span text:style-name="T134">String<text:s/></text:span><text:span text:style-name="T135">params</text:span><text:span text:style-name="T136">(</text:span><text:span text:style-name="T137">@RequestParam</text:span><text:span text:style-name="T138">(</text:span><text:span text:style-name="T139">"raj"</text:span><text:span text:style-name="T140">) String name){<text:line-break/><text:s text:c="8"/></text:span><text:span text:style-name="T141">return<text:s/></text:span><text:span text:style-name="T142">"hellow"<text:s/></text:span><text:span text:style-name="T143">+ name</text:span><text:span text:style-name="T144">;<text:line-break/><text:s text:c="4"/></text:span><text:span text:style-name="T145">}<text:line-break/><text:line-break/><text:line-break/>}<text:line-break/></text:span></text:p>
      <text:p text:style-name="P4"><text:span text:style-name="T146">login</text:span></text:p>
      <text:p text:style-name="P5"><text:span text:style-name="T147">package<text:s/></text:span><text:span text:style-name="T148">com.SpringbootJdbcTemplate.jdbc</text:span><text:span text:style-name="T149">;<text:line-break/><text:line-break/>public class<text:s/></text:span><text:span text:style-name="T150">Login {<text:line-break/><text:s text:c="4"/>String<text:s/></text:span><text:span text:style-name="T151">username</text:span><text:span text:style-name="T152">;<text:line-break/><text:s text:c="4"/></text:span><text:span text:style-name="T153">String<text:s/></text:span><text:span text:style-name="T154">password</text:span><text:span text:style-name="T155">;<text:line-break/><text:line-break/><text:s text:c="4"/>public<text:s/></text:span><text:span text:style-name="T156">String<text:s/></text:span><text:span text:style-name="T157">getUsername</text:span><text:span text:style-name="T158">() {<text:line-break/><text:s text:c="8"/></text:span><text:span text:style-name="T159">return<text:s/></text:span><text:span text:style-name="T160">username</text:span><text:span text:style-name="T161">;<text:line-break/><text:s text:c="4"/></text:span><text:span text:style-name="T162">}<text:line-break/><text:line-break/><text:s text:c="4"/></text:span><text:span text:style-name="T163">public void<text:s/></text:span><text:span text:style-name="T164">setUsername</text:span><text:span text:style-name="T165">(String username) {<text:line-break/><text:s text:c="8"/></text:span><text:span text:style-name="T166">this</text:span><text:span text:style-name="T167">.</text:span><text:span text:style-name="T168">username<text:s/></text:span><text:span text:style-name="T169">= username</text:span><text:span text:style-name="T170">;<text:line-break/><text:s text:c="4"/></text:span><text:span text:style-name="T171">}<text:line-break/><text:line-break/><text:s text:c="4"/></text:span><text:span text:style-name="T172">public<text:s/></text:span><text:span text:style-name="T173">String<text:s/></text:span><text:span text:style-name="T174">getPassword</text:span><text:span text:style-name="T175">() {<text:line-break/><text:s text:c="8"/></text:span><text:span text:style-name="T176">return<text:s/></text:span><text:span text:style-name="T177">password</text:span><text:span text:style-name="T178">;<text:line-break/><text:s text:c="4"/></text:span><text:span text:style-name="T179">}<text:line-break/><text:line-break/><text:s text:c="4"/></text:span><text:span text:style-name="T180">public void<text:s/></text:span><text:span text:style-name="T181">setPassword</text:span><text:span text:style-name="T182">(String password) {<text:line-break/><text:s text:c="8"/></text:span><text:span text:style-name="T183">this</text:span><text:span text:style-name="T184">.</text:span><text:span text:style-name="T185">password<text:s/></text:span><text:span text:style-name="T186">= password</text:span><text:span text:style-name="T187">;<text:line-break/><text:s text:c="4"/></text:span><text:span text:style-name="T188">}<text:line-break/>}<text:line-break/></text:span></text:p>
      <text:p text:style-name="P6"><text:span text:style-name="T189">application properties</text:span></text:p>
      <text:p text:style-name="P7"><text:span text:style-name="T190"><text:line-break/><text:line-break/></text:span><text:span text:style-name="T191">#Database configure info<text:line-break/>#url,username,pass,class name<text:line-break/><text:line-break/><text:line-break/></text:span><text:span text:style-name="T192">spring.datasource.url</text:span><text:span text:style-name="T193">=</text:span><text:span text:style-name="T194">jdbc:mysql://localhost:3306/demo<text:line-break/></text:span><text:span text:style-name="T195">spring.datasource.username</text:span><text:span text:style-name="T196">=</text:span><text:span text:style-name="T197">root<text:line-break/></text:span><text:span text:style-name="T198">spring.datasource.password</text:span><text:span text:style-name="T199">=</text:span><text:span text:style-name="T200">root<text:line-break/></text:span><text:span text:style-name="T201">spring.datasource.driver-class-name</text:span><text:span text:style-name="T202">=</text:span><text:span text:style-name="T203">com.mysql.cj.jdbc.Driver<text:line-break/></text:span></text:p>
      <text:p text:style-name="P8"><text:span text:style-name="T204">pom</text:span></text:p>
      <text:p text:style-name="P8"><text:span text:style-name="T204"/></text:p>
      <text:p text:style-name="P9"><text:span text:style-name="T205">&lt;?</text:span><text:span text:style-name="T206">xml version</text:span><text:span text:style-name="T207">="1.0"<text:s/></text:span><text:span text:style-name="T208">encoding</text:span><text:span text:style-name="T209">="UTF-8"</text:span><text:span text:style-name="T210">?&gt;<text:line-break/>&lt;project<text:s/></text:span><text:span text:style-name="T211">xmlns</text:span><text:span text:style-name="T212">="http://maven.apache.org/POM/4.0.0"<text:s/></text:span><text:span text:style-name="T213">xmlns:</text:span><text:span text:style-name="T214">xsi</text:span><text:span text:style-name="T215">="http://www.w3.org/2001/XMLSchema-instance"<text:line-break/><text:tab/></text:span><text:span text:style-name="T216">xsi</text:span><text:span text:style-name="T217">:schemaLocation</text:span><text:span text:style-name="T218">="http://maven.apache.org/POM/4.0.0<text:s/></text:span><text:a xlink:href="https://maven.apache.org/xsd/maven-4.0.0.xsd"><text:span text:style-name="T219">https://maven.apache.org/xsd/maven-4.0.0.xsd</text:span></text:a><text:span text:style-name="T220">"</text:span><text:span text:style-name="T221">&gt;<text:line-break/><text:tab/>&lt;modelVersion&gt;</text:span><text:span text:style-name="T222">4.0.0</text:span><text:span text:style-name="T223">&lt;/modelVersion&gt;<text:line-break/><text:tab/>&lt;parent&gt;<text:line-break/><text:tab/><text:tab/>&lt;groupId&gt;</text:span><text:span text:style-name="T224">org.springframework.boot</text:span><text:span text:style-name="T225">&lt;/groupId&gt;<text:line-break/><text:tab/><text:tab/>&lt;artifactId&gt;</text:span><text:span text:style-name="T226">spring-boot-starter-parent</text:span><text:span text:style-name="T227">&lt;/artifactId&gt;<text:line-break/><text:tab/><text:tab/>&lt;version&gt;</text:span><text:span text:style-name="T228">2.5.6-SNAPSHOT</text:span><text:span text:style-name="T229">&lt;/version&gt;<text:line-break/><text:tab/><text:tab/>&lt;relativePath/&gt;<text:s/></text:span><text:span text:style-name="T230">&lt;!-- lookup parent from repository --&gt;<text:line-break/><text:tab/></text:span><text:span text:style-name="T231">&lt;/parent&gt;<text:line-break/><text:tab/>&lt;groupId&gt;</text:span><text:span text:style-name="T232">com.SpringbootJdbcTemplate</text:span><text:span text:style-name="T233">&lt;/groupId&gt;<text:line-break/><text:tab/>&lt;artifactId&gt;</text:span><text:span text:style-name="T234">jdbc</text:span><text:span text:style-name="T235">&lt;/artifactId&gt;<text:line-break/><text:tab/>&lt;version&gt;</text:span><text:span text:style-name="T236">0.0.1-SNAPSHOT</text:span><text:span text:style-name="T237">&lt;/version&gt;<text:line-break/><text:tab/>&lt;name&gt;</text:span><text:span text:style-name="T238">jdbc</text:span><text:span text:style-name="T239">&lt;/name&gt;<text:line-break/><text:tab/>&lt;description&gt;</text:span><text:span text:style-name="T240">Demo project for Spring Boot</text:span><text:span text:style-name="T241">&lt;/description&gt;<text:line-break/><text:tab/>&lt;properties&gt;<text:line-break/><text:tab/><text:tab/>&lt;java.version&gt;</text:span><text:span text:style-name="T242">11</text:span><text:span text:style-name="T243">&lt;/java.version&gt;<text:line-break/><text:tab/>&lt;/properties&gt;<text:line-break/><text:tab/>&lt;dependencies&gt;<text:line-break/><text:tab/><text:tab/>&lt;dependency&gt;<text:line-break/><text:tab/><text:tab/><text:tab/>&lt;groupId&gt;</text:span><text:span text:style-name="T244">org.springframework.boot</text:span><text:span text:style-name="T245">&lt;/groupId&gt;<text:line-break/><text:tab/><text:tab/><text:tab/>&lt;artifactId&gt;</text:span><text:span text:style-name="T246">spring-boot-starter-data-jdbc</text:span><text:span text:style-name="T247">&lt;/artifactId&gt;<text:line-break/><text:tab/><text:tab/>&lt;/dependency&gt;<text:line-break/><text:tab/><text:tab/>&lt;dependency&gt;<text:line-break/><text:tab/><text:tab/><text:tab/>&lt;groupId&gt;</text:span><text:span text:style-name="T248">org.springframework.boot</text:span><text:span text:style-name="T249">&lt;/groupId&gt;<text:line-break/><text:tab/><text:tab/><text:tab/>&lt;artifactId&gt;</text:span><text:span text:style-name="T250">spring-boot-starter-web</text:span><text:span text:style-name="T251">&lt;/artifactId&gt;<text:line-break/><text:tab/><text:tab/>&lt;/dependency&gt;<text:line-break/><text:tab/><text:tab/>&lt;dependency&gt;<text:line-break/><text:tab/><text:tab/><text:tab/>&lt;groupId&gt;</text:span><text:span text:style-name="T252">mysql</text:span><text:span text:style-name="T253">&lt;/groupId&gt;<text:line-break/><text:tab/><text:tab/><text:tab/>&lt;artifactId&gt;</text:span><text:span text:style-name="T254">mysql-connector-java</text:span><text:span text:style-name="T255">&lt;/artifactId&gt;<text:line-break/><text:tab/><text:tab/><text:tab/>&lt;version&gt;</text:span><text:span text:style-name="T256">8.0.24</text:span><text:span text:style-name="T257">&lt;/version&gt;<text:line-break/><text:tab/><text:tab/>&lt;/dependency&gt;<text:line-break/><text:tab/><text:tab/>&lt;dependency&gt;<text:line-break/><text:tab/><text:tab/><text:tab/>&lt;groupId&gt;</text:span><text:span text:style-name="T258">org.springframework.boot</text:span><text:span text:style-name="T259">&lt;/groupId&gt;<text:line-break/><text:tab/><text:tab/><text:tab/>&lt;artifactId&gt;</text:span><text:span text:style-name="T260">spring-boot-starter-web-services</text:span><text:span text:style-name="T261">&lt;/artifactId&gt;<text:line-break/><text:tab/><text:tab/>&lt;/dependency&gt;<text:line-break/><text:line-break/><text:tab/><text:tab/>&lt;dependency&gt;<text:line-break/><text:tab/><text:tab/><text:tab/>&lt;groupId&gt;</text:span><text:span text:style-name="T262">org.springframework.boot</text:span><text:span text:style-name="T263">&lt;/groupId&gt;<text:line-break/><text:tab/><text:tab/><text:tab/>&lt;artifactId&gt;</text:span><text:span text:style-name="T264">spring-boot-starter-test</text:span><text:span text:style-name="T265">&lt;/artifactId&gt;<text:line-break/><text:tab/><text:tab/><text:tab/>&lt;scope&gt;</text:span><text:span text:style-name="T266">test</text:span><text:span text:style-name="T267">&lt;/scope&gt;<text:line-break/><text:tab/><text:tab/>&lt;/dependency&gt;<text:line-break/><text:tab/><text:tab/>&lt;dependency&gt;<text:line-break/><text:tab/><text:tab/><text:tab/>&lt;groupId&gt;</text:span><text:span text:style-name="T268">org.springframework.boot</text:span><text:span text:style-name="T269">&lt;/groupId&gt;<text:line-break/><text:tab/><text:tab/><text:tab/>&lt;artifactId&gt;</text:span><text:span text:style-name="T270">spring-boot-devtools</text:span><text:span text:style-name="T271">&lt;/artifactId&gt;<text:line-break/><text:tab/><text:tab/><text:tab/>&lt;scope&gt;</text:span><text:span text:style-name="T272">runtime</text:span><text:span text:style-name="T273">&lt;/scope&gt;<text:line-break/><text:tab/><text:tab/><text:tab/>&lt;optional&gt;</text:span><text:span text:style-name="T274">true</text:span><text:span text:style-name="T275">&lt;/optional&gt;<text:line-break/><text:tab/><text:tab/>&lt;/dependency&gt;<text:line-break/><text:tab/>&lt;/dependencies&gt;<text:line-break/><text:line-break/><text:tab/>&lt;build&gt;<text:line-break/><text:tab/><text:tab/>&lt;plugins&gt;<text:line-break/><text:tab/><text:tab/><text:tab/>&lt;plugin&gt;<text:line-break/><text:tab/><text:tab/><text:tab/><text:tab/>&lt;groupId&gt;</text:span><text:span text:style-name="T276">org.springframework.boot</text:span><text:span text:style-name="T277">&lt;/groupId&gt;<text:line-break/><text:tab/><text:tab/><text:tab/><text:tab/>&lt;artifactId&gt;</text:span><text:span text:style-name="T278">spring-boot-maven-plugin</text:span><text:span text:style-name="T279">&lt;/artifactId&gt;<text:line-break/><text:tab/><text:tab/><text:tab/>&lt;/plugin&gt;<text:line-break/><text:tab/><text:tab/>&lt;/plugins&gt;<text:line-break/><text:tab/>&lt;/build&gt;<text:line-break/><text:tab/>&lt;repositories&gt;<text:line-break/><text:tab/><text:tab/>&lt;repository&gt;<text:line-break/><text:tab/><text:tab/><text:tab/>&lt;id&gt;</text:span><text:span text:style-name="T280">spring-milestones</text:span><text:span text:style-name="T281">&lt;/id&gt;<text:line-break/><text:tab/><text:tab/><text:tab/>&lt;name&gt;</text:span><text:span text:style-name="T282">Spring Milestones</text:span><text:span text:style-name="T283">&lt;/name&gt;<text:line-break/><text:tab/><text:tab/><text:tab/>&lt;url&gt;</text:span><text:span text:style-name="T284">https://repo.spring.io/milestone</text:span><text:span text:style-name="T285">&lt;/url&gt;<text:line-break/><text:tab/><text:tab/><text:tab/>&lt;snapshots&gt;<text:line-break/><text:tab/><text:tab/><text:tab/><text:tab/>&lt;enabled&gt;</text:span><text:span text:style-name="T286">false</text:span><text:span text:style-name="T287">&lt;/enabled&gt;<text:line-break/><text:tab/><text:tab/><text:tab/>&lt;/snapshots&gt;<text:line-break/><text:tab/><text:tab/>&lt;/repository&gt;<text:line-break/><text:tab/><text:tab/>&lt;repository&gt;<text:line-break/><text:tab/><text:tab/><text:tab/>&lt;id&gt;</text:span><text:span text:style-name="T288">spring-snapshots</text:span><text:span text:style-name="T289">&lt;/id&gt;<text:line-break/><text:tab/><text:tab/><text:tab/>&lt;name&gt;</text:span><text:span text:style-name="T290">Spring Snapshots</text:span><text:span text:style-name="T291">&lt;/name&gt;<text:line-break/><text:tab/><text:tab/><text:tab/>&lt;url&gt;</text:span><text:span text:style-name="T292">https://repo.spring.io/snapshot</text:span><text:span text:style-name="T293">&lt;/url&gt;<text:line-break/><text:tab/><text:tab/><text:tab/>&lt;releases&gt;<text:line-break/><text:tab/><text:tab/><text:tab/><text:tab/>&lt;enabled&gt;</text:span><text:span text:style-name="T294">false</text:span><text:span text:style-name="T295">&lt;/enabled&gt;<text:line-break/><text:tab/><text:tab/><text:tab/>&lt;/releases&gt;<text:line-break/><text:tab/><text:tab/>&lt;/repository&gt;<text:line-break/><text:tab/>&lt;/repositories&gt;<text:line-break/><text:tab/>&lt;pluginRepositories&gt;<text:line-break/><text:tab/><text:tab/>&lt;pluginRepository&gt;<text:line-break/><text:tab/><text:tab/><text:tab/>&lt;id&gt;</text:span><text:span text:style-name="T296">spring-milestones</text:span><text:span text:style-name="T297">&lt;/id&gt;<text:line-break/><text:tab/><text:tab/><text:tab/>&lt;name&gt;</text:span><text:span text:style-name="T298">Spring Milestones</text:span><text:span text:style-name="T299">&lt;/name&gt;<text:line-break/><text:tab/><text:tab/><text:tab/>&lt;url&gt;</text:span><text:span text:style-name="T300">https://repo.spring.io/milestone</text:span><text:span text:style-name="T301">&lt;/url&gt;<text:line-break/><text:tab/><text:tab/><text:tab/>&lt;snapshots&gt;<text:line-break/><text:tab/><text:tab/><text:tab/><text:tab/>&lt;enabled&gt;</text:span><text:span text:style-name="T302">false</text:span><text:span text:style-name="T303">&lt;/enabled&gt;<text:line-break/><text:tab/><text:tab/><text:tab/>&lt;/snapshots&gt;<text:line-break/><text:tab/><text:tab/>&lt;/pluginRepository&gt;<text:line-break/><text:tab/><text:tab/>&lt;pluginRepository&gt;<text:line-break/><text:tab/><text:tab/><text:tab/>&lt;id&gt;</text:span><text:span text:style-name="T304">spring-snapshots</text:span><text:span text:style-name="T305">&lt;/id&gt;<text:line-break/><text:tab/><text:tab/><text:tab/>&lt;name&gt;</text:span><text:span text:style-name="T306">Spring Snapshots</text:span><text:span text:style-name="T307">&lt;/name&gt;<text:line-break/><text:tab/><text:tab/><text:tab/>&lt;url&gt;</text:span><text:span text:style-name="T308">https://repo.spring.io/snapshot</text:span><text:span text:style-name="T309">&lt;/url&gt;<text:line-break/><text:tab/><text:tab/><text:tab/>&lt;releases&gt;<text:line-break/><text:tab/><text:tab/><text:tab/><text:tab/>&lt;enabled&gt;</text:span><text:span text:style-name="T310">false</text:span><text:span text:style-name="T311">&lt;/enabled&gt;<text:line-break/><text:tab/><text:tab/><text:tab/>&lt;/releases&gt;<text:line-break/><text:tab/><text:tab/>&lt;/pluginRepository&gt;<text:line-break/><text:tab/>&lt;/pluginRepositories&gt;<text:line-break/><text:line-break/>&lt;/project&gt;<text:line-break/></text:span></text:p>
      <text:p text:style-name="P10"><text:span text:style-name="T3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